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6.079cm"/>
    </style:style>
    <style:style style:name="gr2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3.554cm"/>
    </style:style>
    <style:style style:name="gr3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1.528cm"/>
    </style:style>
    <style:style style:name="gr4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1.439cm"/>
    </style:style>
    <style:style style:name="gr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1.7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765cm" fo:min-width="1.505cm"/>
    </style:style>
    <style:style style:name="gr8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766cm" fo:min-width="1.505cm"/>
    </style:style>
    <style:style style:name="gr9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6.151cm"/>
    </style:style>
    <style:style style:name="gr10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3.592cm"/>
    </style:style>
    <style:style style:name="gr11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1.998cm"/>
    </style:style>
    <style:style style:name="gr12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8cm" fo:min-width="6.151cm"/>
    </style:style>
    <style:style style:name="gr13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1.034cm"/>
    </style:style>
    <style:style style:name="gr14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2.058cm"/>
    </style:style>
    <style:style style:name="gr1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2.0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>
        <style:tab-stops/>
      </style:paragraph-properties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.579cm" svg:height="0.705cm" svg:x="1.288cm" svg:y="8.069cm">
            <text:p text:style-name="P1"><text:span text:style-name="T1">GNU / Linu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054cm" svg:height="0.705cm" svg:x="1.288cm" svg:y="7.364cm">
            <text:p text:style-name="P1"><text:span text:style-name="T1">ngin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28cm" svg:height="0.705cm" svg:x="1.288cm" svg:y="6.659cm">
            <text:p text:style-name="P1"><text:span text:style-name="T1">io.j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939cm" svg:height="0.705cm" svg:x="3.403cm" svg:y="6.659cm">
            <text:p text:style-name="P1"><text:span text:style-name="T1">Rail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291cm" svg:height="0.705cm" svg:x="5.579cm" svg:y="7.364cm">
            <text:p text:style-name="P1"><text:span text:style-name="T1">Elastic</text:span></text:p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4.236cm" svg:height="0.962cm" svg:x="1.082cm" svg:y="5.858cm">
          <draw:text-box>
            <text:p text:style-name="P3">API Umbrella</text:p>
          </draw:text-box>
        </draw:frame>
        <draw:frame draw:style-name="gr6" draw:text-style-name="P4" draw:layer="layout" svg:width="1.946cm" svg:height="0.962cm" svg:x="1.086cm" svg:y="1cm">
          <draw:text-box>
            <text:p>Apinf</text:p>
          </draw:text-box>
        </draw:frame>
        <draw:g>
          <draw:g>
            <draw:custom-shape draw:style-name="gr7" draw:text-style-name="P2" draw:layer="layout" svg:width="2.005cm" svg:height="1.015cm" svg:x="11.568cm" svg:y="7.804cm">
              <text:p text:style-name="P1"><text:span text:style-name="T1">Swagger</text:span></text:p>
              <text:p text:style-name="P1"><text:span text:style-name="T1">Edi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2.005cm" svg:height="1.016cm" svg:x="9.563cm" svg:y="7.803cm">
              <text:p text:style-name="P1"><text:span text:style-name="T1">Swagger</text:span></text:p>
              <text:p text:style-name="P1"><text:span text:style-name="T1">UI</text:span></text:p>
              <draw:enhanced-geometry svg:viewBox="0 0 21600 21600" draw:type="rectangle" draw:enhanced-path="M 0 0 L 21600 0 21600 21600 0 21600 0 0 Z N"/>
            </draw:custom-shape>
          </draw:g>
          <draw:frame draw:style-name="gr6" draw:text-style-name="P4" draw:layer="layout" svg:width="3cm" svg:height="0.962cm" svg:x="10.068cm" svg:y="6.461cm">
            <draw:text-box>
              <text:p>Swagger</text:p>
            </draw:text-box>
          </draw:frame>
        </draw:g>
        <draw:g>
          <draw:custom-shape draw:style-name="gr9" draw:text-style-name="P2" draw:layer="layout" svg:width="6.651cm" svg:height="0.779cm" svg:x="1.276cm" svg:y="4.285cm">
            <text:p text:style-name="P1"><text:span text:style-name="T1">GNU / Linu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4.092cm" svg:height="0.779cm" svg:x="1.276cm" svg:y="3.506cm">
            <text:p text:style-name="P1"><text:span text:style-name="T1">ngin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98cm" svg:height="0.779cm" svg:x="5.429cm" svg:y="3.506cm">
            <text:p text:style-name="P1"><text:span text:style-name="T1">Mon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6.651cm" svg:height="0.778cm" svg:x="1.276cm" svg:y="2.728cm">
            <text:p text:style-name="P1"><text:span text:style-name="T1">Meteor.j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1.534cm" svg:height="0.779cm" svg:x="1.276cm" svg:y="1.949cm">
            <text:p text:style-name="P1"><text:span text:style-name="T1">D3.j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2.558cm" svg:height="0.779cm" svg:x="2.81cm" svg:y="1.949cm">
            <text:p text:style-name="P1"><text:span text:style-name="T1">Bootstr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2.559cm" svg:height="0.779cm" svg:x="5.368cm" svg:y="1.949cm">
            <text:p text:style-name="P1"><text:span text:style-name="T1">Leafl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8-19T14:46:32.440880088</meta:creation-date>
    <dc:date>2015-08-19T15:07:50.779408107</dc:date>
    <dc:creator>Brylie Oxley</dc:creator>
    <meta:editing-duration>PT21M16S</meta:editing-duration>
    <meta:editing-cycles>5</meta:editing-cycles>
    <meta:generator>LibreOffice/4.4.2.2$Linux_X86_64 LibreOffice_project/40m0$Build-2</meta:generator>
    <meta:document-statistic meta:object-count="21"/>
  </office:meta>
</office:document-meta>
</file>